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PRectanglePainter.AFPRectanglePainter( AFPPaintingState paintingState , DataStream data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RectanglePainter.paint( PaintingInfo paintInf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  <table:table-cell office:value-type="float" office:value="39">
            <text:p text:style-name="Table_20_Contents">3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